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d3d41" officeooo:paragraph-rsid="001d3d41"/>
    </style:style>
    <style:style style:name="P2" style:family="paragraph" style:parent-style-name="Standard">
      <style:paragraph-properties fo:text-align="start" style:justify-single-word="false"/>
      <style:text-properties officeooo:rsid="001d3d41" officeooo:paragraph-rsid="001d3d41"/>
    </style:style>
    <style:style style:name="P3" style:family="paragraph" style:parent-style-name="Standard">
      <style:paragraph-properties fo:text-align="start" style:justify-single-word="false"/>
      <style:text-properties officeooo:rsid="001d3d41" officeooo:paragraph-rsid="001dc69d"/>
    </style:style>
    <style:style style:name="P4" style:family="paragraph" style:parent-style-name="Standard">
      <style:paragraph-properties fo:text-align="start" style:justify-single-word="false"/>
      <style:text-properties officeooo:rsid="001dc69d" officeooo:paragraph-rsid="001dc69d"/>
    </style:style>
    <style:style style:name="P5" style:family="paragraph" style:parent-style-name="Standard">
      <style:paragraph-properties fo:text-align="start" style:justify-single-word="false"/>
      <style:text-properties officeooo:rsid="001e7737" officeooo:paragraph-rsid="001e7737"/>
    </style:style>
    <style:style style:name="P6" style:family="paragraph" style:parent-style-name="Standard">
      <style:paragraph-properties fo:text-align="center" style:justify-single-word="false"/>
      <style:text-properties fo:font-weight="bold" officeooo:rsid="001d3d41" officeooo:paragraph-rsid="001d3d41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officeooo:rsid="00201ceb" officeooo:paragraph-rsid="00201ceb"/>
    </style:style>
    <style:style style:name="T1" style:family="text">
      <style:text-properties officeooo:rsid="001dc69d"/>
    </style:style>
    <style:style style:name="T2" style:family="text">
      <style:text-properties officeooo:rsid="001e7737"/>
    </style:style>
    <style:style style:name="T3" style:family="text">
      <style:text-properties officeooo:rsid="00219c5a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LINKUP COACHING</text:p>
      <text:p text:style-name="P1"/>
      <text:p text:style-name="P1"/>
      <text:p text:style-name="P1"/>
      <text:p text:style-name="P7">1. technologie choisie : WORDPRESS voir<text:span text:style-name="T3">e</text:span> symphony</text:p>
      <text:p text:style-name="P7"/>
      <text:p text:style-name="P7"/>
      <text:p text:style-name="P5">2. MAQUETTE ACCUEIL: <text:s/>- navbar top right avec accueil, mes services(coaching indiv, collectif, consulting, formations) réseaux sociaux, témoignages , me contacter (mail num tel), <text:s/></text:p>
      <text:p text:style-name="P2"><text:tab/><text:tab/><text:tab/> <text:s text:c="2"/><text:tab/>- logo top left à définir.</text:p>
      <text:p text:style-name="P2"><text:tab/><text:tab/><text:tab/> <text:s/><text:tab/> - bannière représentant l’activité</text:p>
      <text:p text:style-name="P3"><text:tab/><text:tab/><text:tab/><text:tab/>- son parcours pro<text:span text:style-name="T1">fessionnel </text:span></text:p>
      <text:p text:style-name="P3"><text:tab/><text:tab/><text:tab/><text:tab/><text:tab/></text:p>
      <text:p text:style-name="P2"><text:tab/><text:tab/><text:tab/> <text:s text:c="2"/></text:p>
      <text:p text:style-name="P3"><text:span text:style-name="T1">3. MAQUETTE MES SERVICES</text:span></text:p>
      <text:p text:style-name="P3"/>
      <text:p text:style-name="P3">- <text:span text:style-name="T1">coaching indiv et collectif</text:span></text:p>
      <text:p text:style-name="P3">- <text:span text:style-name="T1">consulting</text:span></text:p>
      <text:p text:style-name="P3">- <text:span text:style-name="T1">formations</text:span></text:p>
      <text:p text:style-name="P3"/>
      <text:p text:style-name="P3"><text:span text:style-name="T1">4. MAQUETTE RÉSEAUX SOCIAUX :</text:span></text:p>
      <text:p text:style-name="P3"/>
      <text:p text:style-name="P3">-<text:span text:style-name="T1">menu déroulant dans la navbar contenant les réseaux sociaux avec des liens</text:span></text:p>
      <text:p text:style-name="P3"/>
      <text:p text:style-name="P4"><text:span text:style-name="T2">5. </text:span>MAQUETTE TÉMOIGNAGES :</text:p>
      <text:p text:style-name="P4"/>
      <text:p text:style-name="P4">- les témoignages présenté sous forme de ‘cartes’</text:p>
      <text:p text:style-name="P4">- avec le nom de la personne et son témoignage</text:p>
      <text:p text:style-name="P4"/>
      <text:p text:style-name="P5">6. MAQUETTE ME CONTACTER</text:p>
      <text:p text:style-name="P5"/>
      <text:p text:style-name="P5">- adresse mail</text:p>
      <text:p text:style-name="P5">- numéro de telephone</text:p>
      <text:p text:style-name="P3"><text:tab/> <text:s text:c="2"/></text:p>
      <text:p text:style-name="P2"><text:tab/><text:tab/><text:tab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text:a xlink:type="simple" xlink:href="https://www.figma.com/file/2EwzkNrLIIljSmKkaY7DgZ/LINKUP-COACHING?node-id=3%3A0" text:style-name="Internet_20_link" text:visited-style-name="Visited_20_Internet_20_Link">https://www.figma.com/file/2EwzkNrLIIljSmKkaY7DgZ/LINKUP-COACHING?node-id=3%3A0</text:a></text:p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05T14:42:09.871720061</meta:creation-date>
    <dc:date>2020-12-05T15:53:11.359919094</dc:date>
    <meta:editing-duration>PT29M30S</meta:editing-duration>
    <meta:editing-cycles>1</meta:editing-cycles>
    <meta:document-statistic meta:table-count="0" meta:image-count="0" meta:object-count="0" meta:page-count="2" meta:paragraph-count="23" meta:word-count="111" meta:character-count="808" meta:non-whitespace-character-count="676"/>
    <meta:generator>LibreOffice/6.1.5.2$Linux_X86_64 LibreOffice_project/10$Build-2</meta:generator>
  </office:meta>
</office:document-meta>
</file>